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bin Charpentier</text:p>
      <text:p text:style-name="P1">EECS 665</text:p>
      <text:p text:style-name="P2">Lab 9 Report</text:p>
      <text:p text:style-name="P2"/>
      <text:p text:style-name="P3"><text:tab/>The objective of this lab was to finish implementing the grammar that converts intermediate language to x86 assembly. This was accomplished by filling in rules for the grammar that parses intermediate language. The following paragraph describes in more detail how the task was accomplished. </text:p>
      <text:p text:style-name="P3"><text:tab/>The output for an add instruction was given, so it was simple to implement sub, arithmetic shifts, mult, and div by extension. At best, the transition from add was a simple operation swap. However, the arithmetic shifts and modulo required some nuance: left and right shifts require input from a 16-bit register and the remainder for modulo was the result of a div operation stored in register %edx. </text:p>
      <text:p text:style-name="P3"><text:tab/>The unary operations, while still simple, were not as obvious. When a function argument was parsed from the intermediate language, it was simply pushed into the stack via pushl. Functions were parsed and invoked in ICALL. Here, the x86 directive 'call' invoked the function corresponding to the label passed in. By x86 convention, it is also the caller's responsibility to clean up after the function call, so ICALL also popped arguments off of the stack. </text:p>
      <text:p text:style-name="P3"><text:tab/>Brief troubles encountered in the lab include writing the wrong register to %eax on function return, improperly popping the stack, and a segmentation fault in printf caused by invoking function_labeltemp() in IARG instead of function_printtemp(). </text:p>
      <text:p text:style-name="P3"><text:tab/></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6T21:33:32.27</meta:creation-date>
    <meta:document-statistic meta:table-count="0" meta:image-count="0" meta:object-count="0" meta:page-count="1" meta:paragraph-count="8" meta:word-count="229" meta:character-count="1437"/>
    <dc:date>2012-12-06T21:48:51.67</dc:date>
    <meta:editing-duration>PT15M20S</meta:editing-duration>
    <meta:editing-cycles>1</meta:editing-cycles>
    <meta:generator>OpenOffice.org/3.4.1$Win32 OpenOffice.org_project/341m1$Build-9593</meta:generator>
  </office:meta>
</office:document-meta>
</file>